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1"/>
    <style:style style:name="ce2" style:family="table-cell" style:parent-style-name="Default" style:data-style-name="N45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.81mm" svg:y="53.33mm">
            <loext:p draw:notify-on-update-of-ranges="Sheet1.H2:Sheet1.H2 Sheet1.H3:Sheet1.H9 Sheet1.I2:Sheet1.I2 Sheet1.I3:Sheet1.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1g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3g</text:p>
          </table:table-cell>
          <table:table-cell/>
          <table:table-cell office:value-type="string" calcext:value-type="string">
            <text:p>cylicombe:CaC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410" calcext:value-type="float">
            <text:p>410</text:p>
          </table:table-cell>
          <table:table-cell office:value-type="float" office:value="432" calcext:value-type="float">
            <text:p>432</text:p>
          </table:table-cell>
          <table:table-cell office:value-type="float" office:value="421" calcext:value-type="float">
            <text:p>421</text:p>
          </table:table-cell>
          <table:table-cell table:formula="of:=AVERAGE([.B2:.D2])" office:value-type="float" office:value="421" calcext:value-type="float">
            <text:p>421.00</text:p>
          </table:table-cell>
          <table:table-cell table:number-columns-repeated="2"/>
          <table:table-cell office:value-type="string" calcext:value-type="string">
            <text:p>s: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ylicombe</text:p>
          </table:table-cell>
          <table:table-cell office:value-type="float" office:value="602" calcext:value-type="float">
            <text:p>602</text:p>
          </table:table-cell>
          <table:table-cell office:value-type="float" office:value="636" calcext:value-type="float">
            <text:p>636</text:p>
          </table:table-cell>
          <table:table-cell office:value-type="float" office:value="625" calcext:value-type="float">
            <text:p>625</text:p>
          </table:table-cell>
          <table:table-cell table:formula="of:=AVERAGE([.B3:.D3])-[.E$2]" office:value-type="float" office:value="200" calcext:value-type="float">
            <text:p>200.00</text:p>
          </table:table-cell>
          <table:table-cell table:formula="of:=[.E3]*9.81/1000" office:value-type="float" office:value="1.962" calcext:value-type="float">
            <text:p>1.9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]" office:value-type="float" office:value="1.962" calcext:value-type="float">
            <text:p>1.962</text:p>
          </table:table-cell>
        </table:table-row>
        <table:table-row table:style-name="ro1">
          <table:table-cell office:value-type="string" calcext:value-type="string">
            <text:p>1:1/4</text:p>
          </table:table-cell>
          <table:table-cell office:value-type="float" office:value="703" calcext:value-type="float">
            <text:p>703</text:p>
          </table:table-cell>
          <table:table-cell office:value-type="float" office:value="730" calcext:value-type="float">
            <text:p>730</text:p>
          </table:table-cell>
          <table:table-cell office:value-type="float" office:value="764" calcext:value-type="float">
            <text:p>764</text:p>
          </table:table-cell>
          <table:table-cell table:formula="of:=AVERAGE([.B4:.D4])-[.E$2]" office:value-type="float" office:value="311.333333333333" calcext:value-type="float">
            <text:p>311.33</text:p>
          </table:table-cell>
          <table:table-cell table:formula="of:=[.E4]*9.81/1000" office:value-type="float" office:value="3.05418" calcext:value-type="float">
            <text:p>3.05418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F4]" office:value-type="float" office:value="3.05418" calcext:value-type="float">
            <text:p>3.05418</text:p>
          </table:table-cell>
        </table:table-row>
        <table:table-row table:style-name="ro1">
          <table:table-cell office:value-type="string" calcext:value-type="string">
            <text:p>1:1/2</text:p>
          </table:table-cell>
          <table:table-cell office:value-type="float" office:value="815" calcext:value-type="float">
            <text:p>815</text:p>
          </table:table-cell>
          <table:table-cell office:value-type="float" office:value="844" calcext:value-type="float">
            <text:p>844</text:p>
          </table:table-cell>
          <table:table-cell office:value-type="float" office:value="887" calcext:value-type="float">
            <text:p>887</text:p>
          </table:table-cell>
          <table:table-cell table:formula="of:=AVERAGE([.B5:.D5])-[.E$2]" office:value-type="float" office:value="427.666666666667" calcext:value-type="float">
            <text:p>427.67</text:p>
          </table:table-cell>
          <table:table-cell table:formula="of:=[.E5]*9.81/1000" office:value-type="float" office:value="4.19541" calcext:value-type="float">
            <text:p>4.1954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5]" office:value-type="float" office:value="4.19541" calcext:value-type="float">
            <text:p>4.19541</text:p>
          </table:table-cell>
        </table:table-row>
        <table:table-row table:style-name="ro1">
          <table:table-cell office:value-type="string" calcext:value-type="string">
            <text:p>1:3/4</text:p>
          </table:table-cell>
          <table:table-cell office:value-type="float" office:value="1062" calcext:value-type="float">
            <text:p>1062</text:p>
          </table:table-cell>
          <table:table-cell office:value-type="float" office:value="1100" calcext:value-type="float">
            <text:p>1100</text:p>
          </table:table-cell>
          <table:table-cell office:value-type="float" office:value="1073" calcext:value-type="float">
            <text:p>1073</text:p>
          </table:table-cell>
          <table:table-cell table:formula="of:=AVERAGE([.B6:.D6])-[.E$2]" office:value-type="float" office:value="657.333333333333" calcext:value-type="float">
            <text:p>657.33</text:p>
          </table:table-cell>
          <table:table-cell table:formula="of:=[.E6]*9.81/1000" office:value-type="float" office:value="6.44844" calcext:value-type="float">
            <text:p>6.44844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F6]" office:value-type="float" office:value="6.44844" calcext:value-type="float">
            <text:p>6.44844</text:p>
          </table:table-cell>
        </table:table-row>
        <table:table-row table:style-name="ro1">
          <table:table-cell table:style-name="ce1" office:value-type="string" calcext:value-type="string">
            <text:p>1:4/4</text:p>
          </table:table-cell>
          <table:table-cell office:value-type="float" office:value="1310" calcext:value-type="float">
            <text:p>1310</text:p>
          </table:table-cell>
          <table:table-cell office:value-type="float" office:value="1342" calcext:value-type="float">
            <text:p>1342</text:p>
          </table:table-cell>
          <table:table-cell office:value-type="float" office:value="1337" calcext:value-type="float">
            <text:p>1337</text:p>
          </table:table-cell>
          <table:table-cell table:formula="of:=AVERAGE([.B7:.D7])-[.E$2]" office:value-type="float" office:value="908.666666666667" calcext:value-type="float">
            <text:p>908.67</text:p>
          </table:table-cell>
          <table:table-cell table:formula="of:=[.E7]*9.81/1000" office:value-type="float" office:value="8.91402" calcext:value-type="float">
            <text:p>8.914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]" office:value-type="float" office:value="8.91402" calcext:value-type="float">
            <text:p>8.91402</text:p>
          </table:table-cell>
        </table:table-row>
        <table:table-row table:style-name="ro1">
          <table:table-cell table:style-name="ce2" office:value-type="string" calcext:value-type="string">
            <text:p>1:6/4</text:p>
          </table:table-cell>
          <table:table-cell office:value-type="float" office:value="1761" calcext:value-type="float">
            <text:p>1761</text:p>
          </table:table-cell>
          <table:table-cell office:value-type="float" office:value="1840" calcext:value-type="float">
            <text:p>1840</text:p>
          </table:table-cell>
          <table:table-cell office:value-type="float" office:value="1768" calcext:value-type="float">
            <text:p>1768</text:p>
          </table:table-cell>
          <table:table-cell table:formula="of:=AVERAGE([.B8:.D8])-[.E$2]" office:value-type="float" office:value="1368.66666666667" calcext:value-type="float">
            <text:p>1,368.67</text:p>
          </table:table-cell>
          <table:table-cell table:formula="of:=[.E8]*9.81/1000" office:value-type="float" office:value="13.42662" calcext:value-type="float">
            <text:p>13.42662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F8]" office:value-type="float" office:value="13.42662" calcext:value-type="float">
            <text:p>13.42662</text:p>
          </table:table-cell>
        </table:table-row>
        <table:table-row table:style-name="ro1">
          <table:table-cell office:value-type="string" calcext:value-type="string">
            <text:p>1:8/4</text:p>
          </table:table-cell>
          <table:table-cell office:value-type="float" office:value="2899" calcext:value-type="float">
            <text:p>2899</text:p>
          </table:table-cell>
          <table:table-cell office:value-type="float" office:value="3030" calcext:value-type="float">
            <text:p>3030</text:p>
          </table:table-cell>
          <table:table-cell office:value-type="float" office:value="3046" calcext:value-type="float">
            <text:p>3046</text:p>
          </table:table-cell>
          <table:table-cell table:formula="of:=AVERAGE([.B9:.D9])-[.E$2]" office:value-type="float" office:value="2570.66666666667" calcext:value-type="float">
            <text:p>2,570.67</text:p>
          </table:table-cell>
          <table:table-cell table:formula="of:=[.E9]*9.81/1000" office:value-type="float" office:value="25.21824" calcext:value-type="float">
            <text:p>25.2182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9]" office:value-type="float" office:value="25.21824" calcext:value-type="float">
            <text:p>25.21824</text:p>
          </table:table-cell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6:45:50.344644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2:22:20.101047853</meta:creation-date>
    <dc:date>2017-07-06T16:56:50.788877849</dc:date>
    <meta:editing-duration>PT17M52S</meta:editing-duration>
    <meta:editing-cycles>2</meta:editing-cycles>
    <meta:generator>LibreOffice/5.1.6.2$Linux_X86_64 LibreOffice_project/10m0$Build-2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952cm" style:legend-expansion="high" chart:style-name="ch2"/>
        <chart:plot-area chart:style-name="ch3" table:cell-range-address="Sheet1.H2:Sheet1.I9" chart:data-source-has-labels="row" svg:x="0.293cm" svg:y="0.179cm" svg:width="13.777cm" svg:height="8.639cm">
          <chartooo:coordinate-region svg:x="0.914cm" svg:y="0.378cm" svg:width="12.91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9" chart:label-cell-address="Sheet1.I2:Sheet1.I2" chart:class="chart:scatter">
            <chart:domain table:cell-range-address="Sheet1.H3:Sheet1.H9"/>
            <chart:regression-curve chart:style-name="ch7">
              <chart:equation chart:display-equation="true" chart:display-r-square="false" chart:style-name="ch8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N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:Sheet1.H9</svg:desc>
                </draw:g>
              </table:table-cell>
              <table:table-cell office:value-type="float" office:value="1.962">
                <text:p>1.962</text:p>
                <draw:g>
                  <svg:desc>Sheet1.I3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05418">
                <text:p>3.05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.19541">
                <text:p>4.19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6.44844">
                <text:p>6.44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.91402">
                <text:p>8.9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3.42662">
                <text:p>13.4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5.21824">
                <text:p>25.21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